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11: Прогрессивные веб-приложения (PWA)</text:h>
      <text:h text:style-name="P2" text:outline-level="4">11.1. Введение в PWA</text:h>
      <text:p text:style-name="P1">Обзор концепции прогрессивных веб-приложений: их преимущества, основные характеристики и цели, включая возможность работы офлайн, улучшенную производительность и мгновенную загрузку.</text:p>
      <text:h text:style-name="P2" text:outline-level="4">11.2. Основные принципы PWA</text:h>
      <text:p text:style-name="P1">Изучение основных принципов PWA: надежность (сохранение данных в офлайн-режиме), быстродействие (быстрая загрузка и отзывчивость), возможность работы на разных устройствах.</text:p>
      <text:h text:style-name="P2" text:outline-level="4">11.3. Технологии, используемые в PWA</text:h>
      <text:p text:style-name="P1">Обзор технологий, используемых в разработке PWA: Service Workers для работы офлайн, Web App Manifest для определения поведения приложения, HTTPS для безопасной доставки контента.</text:p>
      <text:h text:style-name="P2" text:outline-level="4">11.4. Создание PWA</text:h>
      <text:p text:style-name="P1">Практические шаги по созданию PWA: проектирование пользовательского опыта, разработка манифеста приложения, создание Service Workers, добавление кэширования и управление ресурсами.</text:p>
      <text:h text:style-name="P2" text:outline-level="4">11.5. Оптимизация для PWA</text:h>
      <text:p text:style-name="P1">Методы оптимизации PWA для улучшения производительности и опыта пользователей: улучшение скорости загрузки, кэширование контента, оптимизация изображений и ресурсов.</text:p>
      <text:h text:style-name="P2" text:outline-level="4">11.6. Распространение и продвижение PWA</text:h>
      <text:p text:style-name="P1">Подходы к распространению и продвижению PWA: индексация поисковыми системами, использование платформы магазина приложений, маркетинговые стратегии для привлечения пользователей.</text:p>
      <text:h text:style-name="P2" text:outline-level="4">11.7. Тестирование и отладка PWA</text:h>
      <text:p text:style-name="P1">Использование инструментов для тестирования и отладки PWA: инструменты браузера, Lighthouse, DevTools для проверки производительности, работоспособности офлайн-режима.</text:p>
      <text:h text:style-name="P2" text:outline-level="4">11.8. Лучшие практики в разработке PWA</text:h>
      <text:p text:style-name="P1">Рассмотрение лучших практик в создании PWA: обеспечение безопасности, улучшение пользовательского опыта, поддержка разных устройств и браузеров.</text:p>
      <text:p text:style-name="P1">Эта глава представляет важную технологию разработки веб-приложений, позволяющую создавать мощные приложения с возможностью работы офлайн, быстрой загрузкой и оптимальным пользовательским опытом. Освоение концепций и методов разработки PWA дает возможность веб-разработчикам создавать современные и привлекательные веб-приложения, способные работать на различных платформах и устройства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28:37.18</dc:date>
    <meta:document-statistic meta:table-count="0" meta:image-count="0" meta:object-count="0" meta:page-count="1" meta:paragraph-count="18" meta:word-count="231" meta:character-count="2031"/>
    <dc:creator>Dima Wide</dc:creator>
    <meta:user-defined meta:name="Info 1"/>
    <meta:user-defined meta:name="Info 2"/>
    <meta:user-defined meta:name="Info 3"/>
    <meta:user-defined meta:name="Info 4"/>
  </office:meta>
</office:document-meta>
</file>